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8mm"/>
    </style:style>
    <style:style style:name="co2" style:family="table-column">
      <style:table-column-properties fo:break-before="auto" style:column-width="136.97mm"/>
    </style:style>
    <style:style style:name="co3" style:family="table-column">
      <style:table-column-properties fo:break-before="auto" style:column-width="24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Pinelands Drive-Thru</text:p>
          </table:table-cell>
          <table:table-cell table:style-name="ce1" office:value-type="string" calcext:value-type="string">
            <text:p>Howard Centre, Forest Dr Service Rd, Pinelands, Cape Town, 7450</text:p>
          </table:table-cell>
          <table:table-cell table:style-name="ce2" office:value-type="float" office:value="-33.9353221" calcext:value-type="float">
            <text:p>-33.9353221</text:p>
          </table:table-cell>
          <table:table-cell table:style-name="ce2" office:value-type="float" office:value="18.5065964" calcext:value-type="float">
            <text:p>18.50659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Strand Street</text:p>
          </table:table-cell>
          <table:table-cell table:style-name="ce1" office:value-type="string" calcext:value-type="string">
            <text:p>Cape Town City Centre Cnr Strand Street &amp;, 24A Long St</text:p>
          </table:table-cell>
          <table:table-cell table:style-name="ce1" office:value-type="float" office:value="-33.9217143" calcext:value-type="float">
            <text:p>-33.9217143</text:p>
          </table:table-cell>
          <table:table-cell table:style-name="ce1" office:value-type="float" office:value="18.4230236" calcext:value-type="float">
            <text:p>18.42302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Maitland Drive-Thru</text:p>
          </table:table-cell>
          <table:table-cell table:style-name="ce1" office:value-type="string" calcext:value-type="string">
            <text:p>199 Voortrekker Rd, Maitland, Cape Town, 7405</text:p>
          </table:table-cell>
          <table:table-cell table:style-name="ce1" office:value-type="float" office:value="-33.9015905" calcext:value-type="float">
            <text:p>-33.9015905</text:p>
          </table:table-cell>
          <table:table-cell table:style-name="ce1" office:value-type="float" office:value="18.633705" calcext:value-type="float">
            <text:p>18.6337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Milnerton Drive-Thru</text:p>
          </table:table-cell>
          <table:table-cell table:style-name="ce1" office:value-type="string" calcext:value-type="string">
            <text:p>Cnr Koeberg &amp;, Bosmansdam Rd, Milnerton, Cape Town, 7441</text:p>
          </table:table-cell>
          <table:table-cell table:style-name="ce1" office:value-type="float" office:value="-33.8703513" calcext:value-type="float">
            <text:p>-33.8703513</text:p>
          </table:table-cell>
          <table:table-cell table:style-name="ce1" office:value-type="float" office:value="18.5396934" calcext:value-type="float">
            <text:p>18.53969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Long Street</text:p>
          </table:table-cell>
          <table:table-cell table:style-name="ce1" office:value-type="string" calcext:value-type="string">
            <text:p><text:s/>Kloof St, Gardens, Cape Town, 800, <text:s/>021 422 1371</text:p>
          </table:table-cell>
          <table:table-cell table:style-name="ce1" office:value-type="float" office:value="-33.9319319" calcext:value-type="float">
            <text:p>-33.9319319</text:p>
          </table:table-cell>
          <table:table-cell table:style-name="ce1" office:value-type="float" office:value="18.408851" calcext:value-type="float">
            <text:p>18.40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Rondebosch</text:p>
          </table:table-cell>
          <table:table-cell table:style-name="ce1" office:value-type="string" calcext:value-type="string">
            <text:p>51 Main Rd, Rondebosch, Cape Town, 7700, <text:s/>0860 000 040</text:p>
          </table:table-cell>
          <table:table-cell table:style-name="ce1" office:value-type="float" office:value="-33.9602272" calcext:value-type="float">
            <text:p>-33.9602272</text:p>
          </table:table-cell>
          <table:table-cell table:style-name="ce1" office:value-type="float" office:value="18.4703022" calcext:value-type="float">
            <text:p>18.47030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Canal Walk</text:p>
          </table:table-cell>
          <table:table-cell table:style-name="ce1" office:value-type="string" calcext:value-type="string">
            <text:p>Canal Walk Shopping Centre, Century Blvd, Century City, Cape Town, 7441</text:p>
          </table:table-cell>
          <table:table-cell table:style-name="ce1" office:value-type="float" office:value="-33.8929994" calcext:value-type="float">
            <text:p>-33.8929994</text:p>
          </table:table-cell>
          <table:table-cell table:style-name="ce1" office:value-type="float" office:value="18.5117243" calcext:value-type="float">
            <text:p>18.51172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Vangate Drive-Thru</text:p>
          </table:table-cell>
          <table:table-cell table:style-name="ce1" office:value-type="string" calcext:value-type="string">
            <text:p>Vangate Mall Cnr M7 &amp;, Heideveld Rd · 021 637 5253</text:p>
          </table:table-cell>
          <table:table-cell table:style-name="ce1" office:value-type="float" office:value="-33.9601841" calcext:value-type="float">
            <text:p>-33.9601841</text:p>
          </table:table-cell>
          <table:table-cell table:style-name="ce1" office:value-type="float" office:value="18.5437027" calcext:value-type="float">
            <text:p>18.54370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Claremont</text:p>
          </table:table-cell>
          <table:table-cell table:style-name="ce1" office:value-type="string" calcext:value-type="string">
            <text:p>171&amp;nbsp, Main Rd, Claremont, Cape Town, 7708</text:p>
          </table:table-cell>
          <table:table-cell table:style-name="ce2" office:value-type="float" office:value="-33.9814897" calcext:value-type="float">
            <text:p>-33.9814897</text:p>
          </table:table-cell>
          <table:table-cell table:style-name="ce2" office:value-type="float" office:value="18.4655543" calcext:value-type="float">
            <text:p>18.46555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's Seapoint Drive-Thru</text:p>
          </table:table-cell>
          <table:table-cell table:style-name="ce1" office:value-type="string" calcext:value-type="string">
            <text:p><text:s/>Cnr Main Road &amp;, The Glen, Sea Point, Cape Town, 8060</text:p>
          </table:table-cell>
          <table:table-cell table:style-name="ce2" office:value-type="float" office:value="-33.9079879" calcext:value-type="float">
            <text:p>-33.9079879</text:p>
          </table:table-cell>
          <table:table-cell table:style-name="ce2" office:value-type="float" office:value="18.4008669" calcext:value-type="float">
            <text:p>18.40086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Donald’s Spin Street</text:p>
          </table:table-cell>
          <table:table-cell table:style-name="ce1" office:value-type="string" calcext:value-type="string">
            <text:p>Cape Town City Centre Cnr Parliament Street &amp;, Spin St · 021 422 1185</text:p>
          </table:table-cell>
          <table:table-cell table:style-name="ce1" office:value-type="float" office:value="-33.9255306" calcext:value-type="float">
            <text:p>-33.9255306</text:p>
          </table:table-cell>
          <table:table-cell table:style-name="ce1" office:value-type="float" office:value="18.4213881" calcext:value-type="float">
            <text:p>18.4213881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B$901"/>
        </table:named-expressions>
      </table:table>
      <table:named-expressions>
        <table:named-range table:name="GeocodeAddressColumn_Sheet1" table:base-cell-address="$Sheet1.$A$1" table:cell-range-address="$Sheet1.$B$1"/>
      </table:named-expressions>
      <table:database-ranges>
        <table:database-range table:name="__Anonymous_Sheet_DB__0" table:target-range-address="Sheet1.A1:Sheet1.B9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19:48:58.937989040</dc:date>
    <meta:editing-duration>PT2M49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